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2.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351cm" fo:break-before="auto" style:use-optimal-row-height="false"/>
    </style:style>
    <style:style style:name="ro8" style:family="table-row">
      <style:table-row-properties style:row-height="0.5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bold" style:font-size-asian="11pt" style:font-style-asian="normal" style:font-weight-asian="bold" style:font-name-complex="Aharoni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Times New Roman'" style:font-family-generic="roman" style:font-pitch="variable" fo:font-size="32pt" fo:letter-spacing="normal" fo:language="en" fo:country="US" fo:font-style="normal" style:text-underline-style="none" fo:font-weight="bold" style:font-size-asian="32pt" style:font-style-asian="normal" style:font-weight-asian="bold" style:font-family-complex="'Times New Roman'" style:font-family-generic-complex="roman" style:font-pitch-complex="variable" style:font-size-complex="32pt" style:font-style-complex="normal" style:font-weight-complex="bold"/>
    </style:style>
    <style:style style:name="T2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5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  <draw:custom-shape table:end-cell-address="Sheet1.C14" table:end-x="1.219cm" table:end-y="0.017cm" draw:z-index="0" draw:name="TextBox 1" draw:style-name="gr1" draw:text-style-name="P2" svg:width="1.356cm" svg:height="1.501cm" svg:x="5.472cm" svg:y="0.31cm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  <draw:custom-shape table:end-cell-address="Sheet1.J13" table:end-x="1.219cm" table:end-y="0.447cm" draw:z-index="1" draw:name="TextBox 3" draw:style-name="gr1" draw:text-style-name="P2" svg:width="1.356cm" svg:height="1.501cm" svg:x="5.472cm" svg:y="0.283cm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ARIKINA ORTHOPEDIC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ARIKINA ORTHOPEDIC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SPECIALTY CLINIC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SPECIALTY CLINIC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941-4888/942-4011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941-4888/942-4011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Daily Mon to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Daily Mon to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ARIKINA VALLEY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ARIKINA VALLEY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TRO ANTIPOLO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TRO ANTIPOLO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DILIMAN DOCTORS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DILIMAN DOCTORS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4:00-5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4:00-5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DR. MONTANO RAMOS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DR. MONTANO RAMOS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 table:number-columns-repeated="2"/>
          <table:table-cell table:style-name="ce14"/>
          <table:table-cell table:style-name="ce21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number-columns-repeated="52"/>
        </table:table-row>
        <table:table-row table:style-name="ro4">
          <table:table-cell/>
          <table:table-cell table:style-name="ce21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2"/>
          <table:table-cell table:style-name="ce14"/>
          <table:table-cell table:style-name="ce21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52"/>
        </table:table-row>
        <table:table-row table:style-name="ro4">
          <table:table-cell/>
          <table:table-cell table:style-name="ce21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3">1915146</text:span></text:p>
          </table:table-cell>
          <table:table-cell table:number-columns-repeated="2"/>
          <table:table-cell table:style-name="ce14"/>
          <table:table-cell table:style-name="ce21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3">1915146</text:span></text:p>
          </table:table-cell>
          <table:table-cell table:number-columns-repeated="52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25cm" fo:margin-bottom="0.254cm" fo:margin-left="1cm" fo:margin-right="0.101cm" style:print-page-order="ttb" style:first-page-number="continue" style:scale-to="74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-00-0000</text:date>, <text:time style:data-style-name="N2" text:time-value="15:06:01.032004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bong MOSC</meta:initial-creator>
    <meta:creation-date>2019-11-09T05:32:41</meta:creation-date>
    <dc:date>2022-05-05T15:07:33.603771823</dc:date>
    <meta:generator>LibreOffice/6.4.2.2$Linux_X86_64 LibreOffice_project/40$Build-2</meta:generator>
    <meta:editing-duration>PT2H3M31S</meta:editing-duration>
    <meta:editing-cycles>41</meta:editing-cycles>
    <meta:document-statistic meta:table-count="3" meta:cell-count="8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